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3200000025871EEE600.png"/>
  <manifest:file-entry manifest:media-type="image/png" manifest:full-path="Pictures/10000000000000200000002000309F1C.png"/>
  <manifest:file-entry manifest:media-type="image/png" manifest:full-path="Pictures/1000000000000320000002580E1B1AC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textarea-vertical-align="middle" draw:auto-grow-height="false" fo:min-height="0.749cm" fo:min-width="0.499cm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3.68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.67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2.76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8.29cm"/>
    </style:style>
    <style:style style:name="gr9" style:family="graphic" style:parent-style-name="standard">
      <style:graphic-properties draw:stroke="none" svg:stroke-color="#000000" draw:fill="none" draw:fill-color="#ffffff" draw:textarea-horizontal-align="right" draw:textarea-vertical-align="top" draw:auto-grow-height="true" draw:auto-grow-width="true" fo:min-height="0cm" fo:min-width="0cm"/>
      <style:paragraph-properties style:writing-mode="tb-rl"/>
    </style:style>
    <style:style style:name="gr10" style:family="graphic">
      <style:graphic-properties style:protect="size"/>
    </style:style>
    <style:style style:name="pr1" style:family="presentation" style:parent-style-name="lyt-techpoly-title">
      <style:graphic-properties draw:fill-color="#ffffff" draw:auto-grow-height="true" fo:min-height="2.844cm"/>
    </style:style>
    <style:style style:name="pr2" style:family="presentation" style:parent-style-name="lyt-techpoly-notes">
      <style:graphic-properties draw:fill-color="#ffffff" draw:auto-grow-height="true" fo:min-height="13.36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24pt" style:font-size-asian="18pt" style:font-size-complex="18pt"/>
    </style:style>
    <style:style style:name="P4" style:family="paragraph">
      <style:paragraph-properties style:writing-mode="tb-rl"/>
    </style:style>
    <style:style style:name="P5" style:family="paragraph">
      <style:paragraph-properties fo:text-align="center"/>
      <style:text-properties fo:font-size="24pt" style:font-size-asian="24pt" style:font-size-complex="24pt"/>
    </style:style>
    <style:style style:name="P6" style:family="paragraph">
      <style:paragraph-properties fo:margin-left="0.6cm" fo:margin-right="0cm" fo:text-indent="-0.6cm"/>
    </style:style>
    <style:style style:name="T1" style:family="text">
      <style:text-properties fo:font-size="24pt" style:font-size-asian="18pt" style:font-size-complex="18pt"/>
    </style:style>
    <style:style style:name="T2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techpoly" presentation:presentation-page-layout-name="AL1T1">
        <office:forms form:automatic-focus="false" form:apply-design-mode="false"/>
        <draw:frame presentation:style-name="pr1" draw:text-style-name="P1" draw:layer="layout" svg:width="24cm" svg:height="2.844cm" svg:x="2cm" svg:y="1.5cm" presentation:class="title" presentation:user-transformed="true">
          <draw:text-box>
            <text:p>Model Component Diagram</text:p>
          </draw:text-box>
        </draw:frame>
        <draw:custom-shape draw:style-name="gr1" draw:text-style-name="P3" draw:layer="layout" svg:width="10.795cm" svg:height="1.27cm" svg:x="5.715cm" svg:y="5.08cm">
          <text:p text:style-name="P2"><text:span text:style-name="T1">External API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id="id1" draw:layer="layout" svg:width="2.54cm" svg:height="1.27cm" draw:transform="rotate (1.5707963267946) translate (15.875cm 14.605cm)">
          <text:p/>
          <draw:enhanced-geometry draw:mirror-vertical="true" draw:text-areas="4000 ?f1 ?f5 ?f2" draw:glue-points="0 10800 21600 10800 ?f0 0 ?f0 21600" draw:type="mso-spt100" draw:modifiers="13527.2040302267 5428.33158447009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2" draw:text-style-name="P2" draw:id="id5" draw:layer="layout" svg:width="2.54cm" svg:height="1.27cm" draw:transform="rotate (1.5707963267946) translate (22.225cm 14.605cm)">
          <text:p/>
          <draw:enhanced-geometry draw:mirror-vertical="true" draw:text-areas="4000 ?f1 ?f5 ?f2" draw:glue-points="0 10800 21600 10800 ?f0 0 ?f0 21600" draw:type="mso-spt100" draw:modifiers="13527.2040302267 5428.33158447009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2" draw:text-style-name="P2" draw:id="id3" draw:layer="layout" svg:width="2.54cm" svg:height="1.27cm" draw:transform="rotate (1.5707963267946) translate (19.05cm 14.605cm)">
          <text:p/>
          <draw:enhanced-geometry draw:mirror-vertical="true" draw:text-areas="4000 ?f1 ?f5 ?f2" draw:glue-points="0 10800 21600 10800 ?f0 0 ?f0 21600" draw:type="mso-spt100" draw:modifiers="13527.2040302267 5428.33158447009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3" draw:text-style-name="P3" draw:id="id2" draw:layer="layout" svg:width="2.54cm" svg:height="1.905cm" svg:x="15.24cm" svg:y="15.8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id="id4" draw:layer="layout" svg:width="2.54cm" svg:height="1.905cm" svg:x="18.415cm" svg:y="15.8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id="id6" draw:layer="layout" svg:width="2.54cm" svg:height="1.905cm" svg:x="21.59cm" svg:y="15.875cm">
          <text:p/>
          <draw:enhanced-geometry svg:viewBox="0 0 21600 21600" draw:type="rectangle" draw:enhanced-path="M 0 0 L 21600 0 21600 21600 0 21600 0 0 Z N"/>
        </draw:custom-shape>
        <draw:connector draw:style-name="gr4" draw:text-style-name="P2" draw:layer="layout" draw:type="line" svg:x1="16.51cm" svg:y1="14.605cm" svg:x2="16.51cm" svg:y2="15.875cm" draw:start-shape="id1" draw:start-glue-point="5" draw:end-shape="id2" draw:end-glue-point="0" svg:d="m16510 14605v1270">
          <text:p/>
        </draw:connector>
        <draw:connector draw:style-name="gr4" draw:text-style-name="P2" draw:layer="layout" draw:type="line" svg:x1="19.685cm" svg:y1="14.605cm" svg:x2="19.685cm" svg:y2="15.875cm" draw:start-shape="id3" draw:start-glue-point="5" draw:end-shape="id4" draw:end-glue-point="0" svg:d="m19685 14605v1270">
          <text:p/>
        </draw:connector>
        <draw:connector draw:style-name="gr4" draw:text-style-name="P2" draw:layer="layout" draw:type="line" svg:x1="22.86cm" svg:y1="14.605cm" svg:x2="22.86cm" svg:y2="15.875cm" draw:start-shape="id5" draw:start-glue-point="5" draw:end-shape="id6" draw:end-glue-point="0" svg:d="m22860 14605v1270">
          <text:p/>
        </draw:connector>
        <draw:frame draw:style-name="gr5" draw:text-style-name="P2" draw:layer="layout" svg:width="2.915cm" svg:height="3.095cm" svg:x="21.452cm" svg:y="9.028cm">
          <draw:text-box>
            <text:p text:style-name="P2">Installed</text:p>
            <text:p text:style-name="P2">data</text:p>
            <text:p text:style-name="P2">analysis</text:p>
            <text:p text:style-name="P2">tasks</text:p>
          </draw:text-box>
        </draw:frame>
        <draw:frame draw:style-name="gr6" draw:text-style-name="P2" draw:layer="layout" svg:width="3.81cm" svg:height="3.806cm" svg:x="14.872cm" svg:y="8.305cm">
          <draw:text-box>
            <text:p text:style-name="P2">Non-</text:p>
            <text:p text:style-name="P2">prioritized</text:p>
            <text:p text:style-name="P2">installer</text:p>
            <text:p text:style-name="P2">analysis</text:p>
            <text:p text:style-name="P2">tasks</text:p>
          </draw:text-box>
        </draw:frame>
        <draw:frame draw:style-name="gr7" draw:text-style-name="P2" draw:layer="layout" svg:width="3.267cm" svg:height="5.228cm" svg:x="18.277cm" svg:y="6.893cm">
          <draw:text-box>
            <text:p text:style-name="P2">Installer</text:p>
            <text:p text:style-name="P2">analysis</text:p>
            <text:p text:style-name="P2">tasks in</text:p>
            <text:p text:style-name="P2">area of</text:p>
            <text:p text:style-name="P2">current</text:p>
            <text:p text:style-name="P2">user</text:p>
            <text:p text:style-name="P2">interest</text:p>
          </draw:text-box>
        </draw:frame>
        <draw:frame draw:style-name="gr8" draw:layer="layout" svg:width="18.155cm" svg:height="2.384cm" svg:x="6.985cm" svg:y="18.415cm">
          <draw:text-box>
            <text:p>Each queue has an associated worker pool which can borrow threads from other idle pools. <text:s/>Workers may enqueue follow-up tasks into the same queue that their current task is from.</text:p>
          </draw:text-box>
        </draw:frame>
        <draw:custom-shape draw:style-name="gr2" draw:text-style-name="P2" draw:id="id8" draw:layer="layout" svg:width="4.445cm" svg:height="1.905cm" draw:transform="rotate (1.5707963267946) translate (24.13cm 8.255cm)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onnector draw:style-name="gr4" draw:text-style-name="P2" draw:layer="layout" svg:x1="8.89cm" svg:y1="17.78cm" svg:x2="25.083cm" svg:y2="8.255cm" draw:start-shape="id7" draw:start-glue-point="2" draw:end-shape="id8" draw:end-glue-point="4" svg:d="m8890 17780v501h16193v-10026">
          <text:p/>
        </draw:connector>
        <draw:frame draw:style-name="gr9" draw:text-style-name="P4" draw:layer="layout" svg:width="1.212cm" svg:height="8.846cm" svg:x="24.823cm" svg:y="8.89cm">
          <draw:text-box>
            <text:p text:style-name="P4">Errors and update notifications</text:p>
          </draw:text-box>
        </draw:frame>
        <draw:custom-shape draw:style-name="gr1" draw:text-style-name="P5" draw:layer="layout" svg:width="4.445cm" svg:height="3.175cm" svg:x="1.905cm" svg:y="15.24cm">
          <text:p text:style-name="P2"><text:span text:style-name="T2">Node</text:span></text:p>
          <text:p text:style-name="P2"><text:span text:style-name="T2">stor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id="id7" draw:layer="layout" svg:width="5.08cm" svg:height="1.905cm" svg:x="6.35cm" svg:y="15.875cm">
          <text:p text:style-name="P2">Modifications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" draw:text-style-name="P2" draw:layer="layout" svg:width="9.525cm" svg:height="3.81cm" draw:transform="rotate (-1.57079632679579) translate (10.795cm 6.35cm)">
          <text:p text:style-name="P2">Synchronous</text:p>
          <text:p text:style-name="P2">operations</text:p>
          <draw:enhanced-geometry svg:viewBox="0 0 21600 21600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" draw:text-style-name="P2" draw:layer="layout" svg:width="5.715cm" svg:height="3.81cm" draw:transform="rotate (-1.57079632679579) translate (15.24cm 6.35cm)">
          <text:p text:style-name="P2">Asynchronous</text:p>
          <text:p text:style-name="P2">I/O operations</text:p>
          <draw:enhanced-geometry svg:viewBox="0 0 21600 21600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3" draw:id="id10" draw:layer="layout" svg:width="2.54cm" svg:height="1.905cm" svg:x="12.065cm" svg:y="15.8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2.7cm" svg:height="1.905cm" svg:x="11.43cm" svg:y="15.875cm">
          <text:p text:style-name="P2"><text:span text:style-name="T1">Worker pools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id="id9" draw:layer="layout" svg:width="2.54cm" svg:height="1.27cm" draw:transform="rotate (1.5707963267946) translate (12.7cm 14.605cm)">
          <text:p/>
          <draw:enhanced-geometry draw:mirror-vertical="true" draw:text-areas="4000 ?f1 ?f5 ?f2" draw:glue-points="0 10800 21600 10800 ?f0 0 ?f0 21600" draw:type="mso-spt100" draw:modifiers="13527.2040302267 5428.33158447009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onnector draw:style-name="gr4" draw:text-style-name="P2" draw:layer="layout" draw:type="line" svg:x1="13.335cm" svg:y1="14.605cm" svg:x2="13.335cm" svg:y2="15.875cm" draw:start-shape="id9" draw:start-glue-point="5" draw:end-shape="id10" draw:end-glue-point="0" svg:d="m13335 14605v1270">
          <text:p/>
        </draw:connector>
        <presentation:notes draw:style-name="dp2">
          <draw:page-thumbnail draw:style-name="gr10" draw:layer="layout" svg:width="13.586cm" svg:height="11.136cm" svg:x="3.705cm" svg:y="2.256cm" draw:page-number="1" presentation:class="page"/>
          <draw:frame presentation:style-name="pr2" draw:text-style-name="P6" draw:layer="layout" svg:width="16.799cm" svg:height="13.365cm" svg:x="2.1cm" svg:y="14.1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blendscreen2" xlink:href="Pictures/10000000000003200000025871EEE600.png" xlink:type="simple" xlink:show="embed" xlink:actuate="onLoad"/>
    <draw:fill-image draw:name="tunnel_5f_box" draw:display-name="tunnel_box" xlink:href="Pictures/1000000000000320000002580E1B1ACF.png" xlink:type="simple" xlink:show="embed" xlink:actuate="onLoad"/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en" fo:country="US" style:font-family-asian="'Andale Sans UI'" style:font-pitch-asian="variable" style:font-size-asian="24pt" style:language-asian="en" style:country-asian="US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solid" draw:stroke-dash="Ultrafine_20_Dashed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lbany" style:font-family-generic="roman" style:font-pitch="variable" fo:font-size="18pt" fo:font-style="normal" fo:text-shadow="none" style:text-underline-style="none" fo:font-weight="normal" style:font-family-asian="'Andale Sans UI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lyt-tunnel-background" style:family="presentation">
      <style:graphic-properties draw:stroke="none" draw:fill="bitmap" draw:fill-image-name="tunnel_5f_box" draw:fill-image-width="0cm" draw:fill-image-height="0cm"/>
    </style:style>
    <style:style style:name="lyt-tunnel-backgroundobjects" style:family="presentation">
      <style:graphic-properties draw:shadow="hidden" draw:shadow-offset-x="0.3cm" draw:shadow-offset-y="0.3cm" draw:shadow-color="#808080"/>
    </style:style>
    <style:style style:name="lyt-tunnel-notes" style:family="presentation">
      <style:graphic-properties draw:stroke="none" draw:fill="none">
        <text:list-style style:name="lyt-tunnel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lyt-tunnel-outline1" style:family="presentation">
      <style:graphic-properties draw:stroke="none" draw:fill="none">
        <text:list-style style:name="lyt-tunn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6b6b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unnel-outline2" style:family="presentation" style:parent-style-name="lyt-tunnel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tunnel-outline3" style:family="presentation" style:parent-style-name="lyt-tunnel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tunnel-outline4" style:family="presentation" style:parent-style-name="lyt-tunnel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tunnel-outline5" style:family="presentation" style:parent-style-name="lyt-tunnel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tunnel-outline6" style:family="presentation" style:parent-style-name="lyt-tunnel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tunnel-outline7" style:family="presentation" style:parent-style-name="lyt-tunnel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tunnel-outline8" style:family="presentation" style:parent-style-name="lyt-tunnel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tunnel-outline9" style:family="presentation" style:parent-style-name="lyt-tunnel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tunnel-subtitle" style:family="presentation">
      <style:graphic-properties draw:stroke="none" draw:fill="none" draw:textarea-vertical-align="middle">
        <text:list-style style:name="lyt-tunnel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unnel-title" style:family="presentation">
      <style:graphic-properties draw:stroke="none" draw:fill="none" draw:textarea-vertical-align="middle">
        <text:list-style style:name="lyt-tunnel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800000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lyt-techpoly-background" style:family="presentation">
      <style:graphic-properties draw:stroke="none" draw:fill="bitmap" draw:fill-image-name="blendscreen2" draw:fill-image-width="0cm" draw:fill-image-height="0cm"/>
    </style:style>
    <style:style style:name="lyt-techpoly-backgroundobjects" style:family="presentation">
      <style:graphic-properties draw:shadow="hidden" draw:shadow-offset-x="0.3cm" draw:shadow-offset-y="0.3cm" draw:shadow-color="#808080"/>
    </style:style>
    <style:style style:name="lyt-techpoly-notes" style:family="presentation">
      <style:graphic-properties draw:stroke="none" draw:fill="none">
        <text:list-style style:name="lyt-techpol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lyt-techpoly-outline1" style:family="presentation">
      <style:graphic-properties draw:stroke="none" draw:fill="none">
        <text:list-style style:name="lyt-techpoly-outline1">
          <text:list-level-style-bullet text:level="1" text:bullet-char="●">
            <style:list-level-properties text:space-before="0.3cm" text:min-label-width="0.9cm"/>
            <style:text-properties fo:font-family="StarSymbol" fo:color="#8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008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8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8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8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8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8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8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8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echpoly-outline2" style:family="presentation" style:parent-style-name="lyt-techpoly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techpoly-outline3" style:family="presentation" style:parent-style-name="lyt-techpol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techpoly-outline4" style:family="presentation" style:parent-style-name="lyt-techpol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techpoly-outline5" style:family="presentation" style:parent-style-name="lyt-techpol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techpoly-outline6" style:family="presentation" style:parent-style-name="lyt-techpol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techpoly-outline7" style:family="presentation" style:parent-style-name="lyt-techpol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techpoly-outline8" style:family="presentation" style:parent-style-name="lyt-techpol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techpoly-outline9" style:family="presentation" style:parent-style-name="lyt-techpol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techpoly-subtitle" style:family="presentation">
      <style:graphic-properties draw:stroke="none" draw:fill="none" draw:textarea-vertical-align="middle">
        <text:list-style style:name="lyt-techpol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echpoly-title" style:family="presentation">
      <style:graphic-properties draw:stroke="none" draw:fill="none" draw:textarea-vertical-align="middle">
        <text:list-style style:name="lyt-techpol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80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tunnel_5f_box" draw:fill-image-width="0cm" draw:fill-image-height="0cm"/>
    </style:style>
    <style:style style:name="Mdp2" style:family="drawing-page">
      <style:drawing-page-properties draw:background-size="border" draw:fill="bitmap" draw:fill-image-name="blendscreen2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lyt-tunnel-title">
      <style:graphic-properties draw:fill-color="#ffffff" draw:auto-grow-height="false" fo:min-height="3.507cm"/>
    </style:style>
    <style:style style:name="Mpr2" style:family="presentation" style:parent-style-name="lyt-tunnel-backgroundobjects">
      <style:graphic-properties draw:stroke="none" draw:fill="none" draw:fill-color="#ffffff" draw:auto-grow-height="false" fo:min-height="1.449cm"/>
    </style:style>
    <style:style style:name="Mpr3" style:family="presentation" style:parent-style-name="lyt-tunnel-backgroundobjects">
      <style:graphic-properties draw:stroke="none" draw:fill="none" draw:fill-color="#ffffff" draw:auto-grow-height="false" fo:min-height="1.485cm"/>
    </style:style>
    <style:style style:name="Mpr4" style:family="presentation" style:parent-style-name="lyt-tunnel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lyt-techpoly-backgroundobjects">
      <style:graphic-properties draw:stroke="none" draw:fill="none" draw:fill-color="#ffffff" draw:auto-grow-height="false" fo:min-height="1.449cm"/>
    </style:style>
    <style:style style:name="Mpr6" style:family="presentation" style:parent-style-name="lyt-techpoly-backgroundobjects">
      <style:graphic-properties draw:stroke="none" draw:fill="none" draw:fill-color="#ffffff" draw:auto-grow-height="false" fo:min-height="1.397cm"/>
    </style:style>
    <style:style style:name="Mpr7" style:family="presentation" style:parent-style-name="lyt-techpoly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2cm" svg:height="4.965cm" svg:x="1.972cm" svg:y="2.05cm" draw:page-number="1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lyt-tunnel" style:page-layout-name="PM1" draw:style-name="Mdp1">
      <draw:frame presentation:style-name="Mpr1" draw:text-style-name="MP3" draw:layer="backgroundobjects" svg:width="24cm" svg:height="2.843cm" svg:x="2cm" svg:y="1.5cm" presentation:class="title">
        <draw:text-box>
          <text:p text:style-name="MP3">Click to edit the title text format</text:p>
        </draw:text-box>
      </draw:frame>
      <draw:frame presentation:style-name="lyt-tunnel-outline1" draw:layer="backgroundobjects" svg:width="23.5cm" svg:height="13.86cm" svg:x="2cm" svg:y="5.5cm" presentation:class="outline" presentation:placeholder="true">
        <draw:text-box/>
      </draw:frame>
      <draw:frame presentation:style-name="Mpr2" draw:text-style-name="MP1" draw:layer="backgroundobjects" svg:width="6.523cm" svg:height="1.448cm" svg:x="1.877cm" svg:y="17.5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4" draw:layer="backgroundobjects" svg:width="8.951cm" svg:height="1.448cm" svg:x="9.5cm" svg:y="17.552cm" presentation:class="footer">
        <draw:text-box>
          <text:p text:style-name="MP4"><text:span text:style-name="MT1"><presentation:footer/></text:span></text:p>
        </draw:text-box>
      </draw:frame>
      <draw:frame presentation:style-name="Mpr2" draw:text-style-name="MP2" draw:layer="backgroundobjects" svg:width="6.523cm" svg:height="1.448cm" svg:x="19.477cm" svg:y="17.552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lyt-tunnel-title" draw:layer="backgroundobjects" svg:width="14.848cm" svg:height="11.136cm" svg:x="3.075cm" svg:y="2.257cm" presentation:class="page"/>
        <draw:frame presentation:style-name="lyt-tunnel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techpoly" style:page-layout-name="PM1" draw:style-name="Mdp2">
      <draw:frame presentation:style-name="lyt-techpoly-title" draw:layer="backgroundobjects" svg:width="25.199cm" svg:height="3.506cm" svg:x="1.4cm" svg:y="0.837cm" presentation:class="title" presentation:placeholder="true">
        <draw:text-box/>
      </draw:frame>
      <draw:frame presentation:style-name="lyt-techpoly-outline1" draw:layer="backgroundobjects" svg:width="25.199cm" svg:height="13.86cm" svg:x="1.4cm" svg:y="4.914cm" presentation:class="outline" presentation:placeholder="true">
        <draw:text-box/>
      </draw:frame>
      <draw:frame presentation:style-name="Mpr5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5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lyt-techpoly-title" draw:layer="backgroundobjects" svg:width="13.586cm" svg:height="11.136cm" svg:x="3.705cm" svg:y="2.256cm" presentation:class="page"/>
        <draw:frame presentation:style-name="lyt-techpoly-notes" draw:layer="backgroundobjects" svg:width="16.799cm" svg:height="13.364cm" svg:x="2.1cm" svg:y="14.106cm" presentation:class="notes" presentation:placeholder="true">
          <draw:text-box/>
        </draw:frame>
        <draw:frame presentation:style-name="Mpr6" draw:text-style-name="MP1" draw:layer="backgroundobjects" svg:width="9.113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9.113cm" svg:height="1.484cm" svg:x="0.001cm" svg:y="28.214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9.113cm" svg:height="1.484cm" svg:x="11.886cm" svg:y="28.214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Unix OpenOffice.org_project/320m19$Build-9505</meta:generator>
    <dc:title>Tunnel</dc:title>
    <dc:description>Presentation Layout Template</dc:description>
    <meta:creation-date>2011-01-11T22:52:53</meta:creation-date>
    <dc:language>en-US</dc:language>
    <meta:editing-cycles>15</meta:editing-cycles>
    <meta:editing-duration>PT02H32M40S</meta:editing-duration>
    <meta:initial-creator>Myk Taylor</meta:initial-creator>
    <dc:date>2011-01-16T10:08:59</dc:date>
    <dc:creator>Myk Taylor</dc:creator>
    <meta:document-statistic meta:object-count="63"/>
    <meta:user-defined meta:name="Info 1"/>
    <meta:user-defined meta:name="Info 2"/>
    <meta:user-defined meta:name="Info 3"/>
    <meta:user-defined meta:name="Info 4"/>
    <meta:template xlink:type="simple" xlink:actuate="onRequest" xlink:title="Tunnel" xlink:href="../../../../../../../../../../usr/lib64/openoffice/basis3.2/share/template/en-US/layout/lyt-tunnel.otp"/>
  </office:meta>
</office:document-meta>
</file>